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1.333cm" fo:min-width="2.404cm" fo:padding-top="0.166cm" fo:padding-bottom="0.166cm" fo:padding-left="0.291cm" fo:padding-right="0.29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73cm" fo:min-width="1.54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48cm" fo:min-width="1.129cm"/>
    </style:style>
    <style:style style:name="gr5" style:family="graphic" style:parent-style-name="standard">
      <style:graphic-properties svg:stroke-width="0.018cm" svg:stroke-color="#000000" draw:marker-start-width="0.228cm" draw:marker-end-width="0.228cm" draw:fill-color="#ffffff" draw:textarea-horizontal-align="justify" draw:textarea-vertical-align="middle" draw:auto-grow-height="false" fo:min-height="1.376cm" fo:min-width="3.194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86cm" svg:height="1.665cm" svg:x="11.329cm" svg:y="7.606cm">
          <text:p text:style-name="P1"><text:span text:style-name="T1">PipeSeg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894cm" svg:height="1.445cm" svg:x="7.354cm" svg:y="7.749cm">
          <text:p text:style-name="P1"><text:span text:style-name="T1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329cm" svg:y1="8.438cm" svg:x2="10.248cm" svg:y2="8.472cm" draw:start-shape="id1" draw:start-glue-point="3" draw:end-shape="id2" draw:end-glue-point="10" svg:d="M11329 8438l-1081 34" svg:viewBox="0 0 1082 35">
          <text:p/>
        </draw:connector>
        <draw:custom-shape draw:style-name="gr2" draw:text-style-name="P2" xml:id="id3" draw:id="id3" draw:layer="layout" svg:width="2.896cm" svg:height="1.445cm" svg:x="7.354cm" svg:y="7.749cm">
          <text:p text:style-name="P1"><text:span text:style-name="T1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3.257cm" svg:height="2.595cm" svg:x="11.2cm" svg:y="11.1cm">
          <text:p text:style-name="P1"><text:span text:style-name="T1">IsCollid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3.714cm" svg:height="1.646cm" svg:x="2.4cm" svg:y="7.651cm">
          <text:p text:style-name="P1"><text:span text:style-name="T1">ObjectType:</text:span></text:p>
          <text:p text:style-name="P1"><text:span text:style-name="T1">Cut-off Drai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354cm" svg:y1="8.472cm" svg:x2="6.018cm" svg:y2="8.53cm" draw:start-shape="id3" draw:start-glue-point="6" svg:d="M7354 8472l-1336 58" svg:viewBox="0 0 1337 59">
          <text:p/>
        </draw:connector>
        <draw:connector draw:style-name="gr3" draw:text-style-name="P3" draw:layer="layout" draw:type="line" svg:x1="12.822cm" svg:y1="9.271cm" svg:x2="12.829cm" svg:y2="11.1cm" draw:start-shape="id1" draw:start-glue-point="2" draw:end-shape="id4" draw:end-glue-point="4" svg:d="M12822 9271l7 1829" svg:viewBox="0 0 8 1830">
          <text:p/>
        </draw:connector>
        <draw:custom-shape draw:style-name="gr1" draw:text-style-name="P2" xml:id="id7" draw:id="id7" draw:layer="layout" svg:width="2.986cm" svg:height="1.665cm" svg:x="11.3cm" svg:y="15.5cm">
          <text:p text:style-name="P1"><text:span text:style-name="T1">Wal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2.894cm" svg:height="1.445cm" svg:x="7.254cm" svg:y="15.652cm">
          <text:p text:style-name="P1"><text:span text:style-name="T1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9" draw:id="id9" draw:layer="layout" svg:width="3.714cm" svg:height="1.646cm" svg:x="2.6cm" svg:y="15.554cm">
          <text:p text:style-name="P1"><text:span text:style-name="T1">ObjectType:</text:span></text:p>
          <text:p text:style-name="P1"><text:span text:style-name="T1">Retaining Wal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3.257cm" svg:height="2.595cm" svg:x="15.9cm" svg:y="7.2cm">
          <text:p text:style-name="P1"><text:span text:style-name="T1">IsCollid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6" draw:id="id6" draw:layer="layout" svg:width="3.714cm" svg:height="1.646cm" svg:x="20.986cm" svg:y="7.654cm">
          <text:p text:style-name="P1"><text:span text:style-name="T1">Cove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3.714cm" svg:height="1.646cm" svg:x="20.986cm" svg:y="2cm">
          <text:p text:style-name="P1"><text:span text:style-name="T1">ObjectType:</text:span></text:p>
          <text:p text:style-name="P1"><text:span text:style-name="T1">Removable Co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2.896cm" svg:height="1.445cm" svg:x="21.4cm" svg:y="4.8cm">
          <text:p text:style-name="P1"><text:span text:style-name="T1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315cm" svg:y1="8.438cm" svg:x2="15.9cm" svg:y2="8.497cm" draw:start-shape="id1" draw:start-glue-point="1" draw:end-shape="id5" svg:d="M14315 8438l1585 59" svg:viewBox="0 0 1586 60">
          <text:p/>
        </draw:connector>
        <draw:connector draw:style-name="gr3" draw:text-style-name="P4" draw:layer="layout" draw:type="line" svg:x1="20.986cm" svg:y1="8.477cm" svg:x2="19.157cm" svg:y2="8.498cm" draw:start-shape="id6" draw:start-glue-point="3" draw:end-shape="id5" draw:end-glue-point="7" svg:d="M20986 8477l-1829 21" svg:viewBox="0 0 1830 22">
          <text:p/>
        </draw:connector>
        <draw:connector draw:style-name="gr3" draw:text-style-name="P4" draw:layer="layout" draw:type="line" svg:x1="12.829cm" svg:y1="13.695cm" svg:x2="12.793cm" svg:y2="15.5cm" draw:start-shape="id4" draw:start-glue-point="6" draw:end-shape="id7" draw:end-glue-point="0" svg:d="M12829 13695l-36 1805" svg:viewBox="0 0 37 1806">
          <text:p/>
        </draw:connector>
        <draw:connector draw:style-name="gr3" draw:text-style-name="P4" draw:layer="layout" draw:type="line" svg:x1="11.3cm" svg:y1="16.332cm" svg:x2="10.148cm" svg:y2="16.375cm" draw:start-shape="id7" draw:start-glue-point="3" draw:end-shape="id8" draw:end-glue-point="10" svg:d="M11300 16332l-1152 43" svg:viewBox="0 0 1153 44">
          <text:p/>
        </draw:connector>
        <draw:connector draw:style-name="gr3" draw:text-style-name="P4" draw:layer="layout" draw:type="line" svg:x1="7.254cm" svg:y1="16.375cm" svg:x2="6.314cm" svg:y2="16.377cm" draw:start-shape="id8" draw:start-glue-point="6" draw:end-shape="id9" draw:end-glue-point="1" svg:d="M7254 16375l-940 2" svg:viewBox="0 0 941 3">
          <text:p/>
        </draw:connector>
        <draw:connector draw:style-name="gr3" draw:text-style-name="P4" draw:layer="layout" draw:type="line" svg:x1="22.843cm" svg:y1="7.654cm" svg:x2="22.848cm" svg:y2="6.245cm" draw:start-shape="id6" draw:start-glue-point="0" draw:end-shape="id10" draw:end-glue-point="8" svg:d="M22843 7654l5-1409" svg:viewBox="0 0 6 1410">
          <text:p/>
        </draw:connector>
        <draw:connector draw:style-name="gr3" draw:text-style-name="P4" draw:layer="layout" draw:type="line" svg:x1="22.848cm" svg:y1="4.8cm" svg:x2="22.843cm" svg:y2="3.646cm" draw:start-shape="id10" draw:start-glue-point="4" draw:end-shape="id11" draw:end-glue-point="2" svg:d="M22848 4800l-5-1154" svg:viewBox="0 0 6 11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10:38:01.041000000</meta:creation-date>
    <meta:editing-duration>PT4M5S</meta:editing-duration>
    <meta:editing-cycles>2</meta:editing-cycles>
    <meta:generator>LibreOffice/6.0.6.2$Windows_X86_64 LibreOffice_project/0c292870b25a325b5ed35f6b45599d2ea4458e77</meta:generator>
    <dc:date>2019-01-28T10:52:13.038000000</dc:date>
    <meta:document-statistic meta:object-count="22"/>
  </office:meta>
</office:document-meta>
</file>